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4CBEC5E2AED460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properties officeooo:paragraph-rsid="009a57f4"/>
    </style:style>
    <style:style style:name="P39"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40"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1"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2"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3"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1"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P152" style:family="paragraph" style:parent-style-name="Text_20_body">
      <style:text-properties officeooo:rsid="0129f808" officeooo:paragraph-rsid="0129f808"/>
    </style:style>
    <style:style style:name="P153" style:family="paragraph" style:parent-style-name="Text_20_body">
      <style:text-properties style:font-name="DejaVu Sans Mono" fo:font-size="10pt" officeooo:rsid="0129f808" officeooo:paragraph-rsid="0129f808"/>
    </style:style>
    <style:style style:name="P154"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5" style:family="paragraph" style:parent-style-name="Text_20_body">
      <style:text-properties style:font-name="Liberation Serif" fo:font-size="12pt" officeooo:rsid="0129f808" officeooo:paragraph-rsid="0129f808" style:font-size-asian="10.5pt" style:font-size-complex="12pt"/>
    </style:style>
    <style:style style:name="P156" style:family="paragraph" style:parent-style-name="Text_20_body">
      <style:text-properties style:font-name="Liberation Serif" fo:font-size="12pt" officeooo:rsid="012c4db5" officeooo:paragraph-rsid="012c4db5" style:font-size-asian="10.5pt" style:font-size-complex="12pt"/>
    </style:style>
    <style:style style:name="P157"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58"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59"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60"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6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62"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63" style:family="paragraph" style:parent-style-name="Text_20_body">
      <style:text-properties style:font-name="Liberation Serif" fo:font-size="12pt" fo:font-weight="bold" officeooo:rsid="013cd4fd" officeooo:paragraph-rsid="013cd4fd" style:font-weight-asian="bold" style:font-weight-complex="bold"/>
    </style:style>
    <style:style style:name="P164" style:family="paragraph" style:parent-style-name="Text_20_body">
      <style:text-properties style:font-name="Liberation Serif" fo:font-size="12pt" fo:font-weight="bold" officeooo:rsid="013ecbe3" officeooo:paragraph-rsid="013ecbe3" style:font-weight-asian="bold" style:font-weight-complex="bold"/>
    </style:style>
    <style:style style:name="P165" style:family="paragraph" style:parent-style-name="Text_20_body">
      <style:text-properties style:font-name="Liberation Serif" fo:font-size="12pt" fo:font-weight="bold" officeooo:rsid="0140bce7" officeooo:paragraph-rsid="0140bce7" style:font-weight-asian="bold" style:font-weight-complex="bold"/>
    </style:style>
    <style:style style:name="P166" style:family="paragraph" style:parent-style-name="Text_20_body">
      <style:text-properties style:font-name="Liberation Serif" fo:font-size="12pt" fo:font-weight="bold" officeooo:rsid="0143f801" officeooo:paragraph-rsid="0143f801" style:font-weight-asian="bold" style:font-weight-complex="bold"/>
    </style:style>
    <style:style style:name="P167" style:family="paragraph" style:parent-style-name="Text_20_body">
      <style:text-properties style:font-name="Liberation Serif" fo:font-size="12pt" fo:font-weight="bold" officeooo:rsid="0150ab82" officeooo:paragraph-rsid="0150ab82" style:font-weight-asian="bold" style:font-weight-complex="bold"/>
    </style:style>
    <style:style style:name="P168" style:family="paragraph" style:parent-style-name="Text_20_body">
      <style:text-properties officeooo:rsid="012da5e8" officeooo:paragraph-rsid="012da5e8"/>
    </style:style>
    <style:style style:name="P169" style:family="paragraph" style:parent-style-name="Text_20_body">
      <style:text-properties officeooo:rsid="012da5e8" officeooo:paragraph-rsid="0140d413"/>
    </style:style>
    <style:style style:name="P170" style:family="paragraph" style:parent-style-name="Text_20_body">
      <style:text-properties fo:font-weight="normal" officeooo:rsid="012f42db" officeooo:paragraph-rsid="01303e37" style:font-weight-asian="normal" style:font-weight-complex="normal"/>
    </style:style>
    <style:style style:name="P171" style:family="paragraph" style:parent-style-name="Text_20_body">
      <style:text-properties fo:font-weight="normal" officeooo:rsid="01303e37" officeooo:paragraph-rsid="01303e37" style:font-weight-asian="normal" style:font-weight-complex="normal"/>
    </style:style>
    <style:style style:name="P172" style:family="paragraph" style:parent-style-name="Text_20_body">
      <style:text-properties officeooo:rsid="01469d63" officeooo:paragraph-rsid="01469d63"/>
    </style:style>
    <style:style style:name="P173" style:family="paragraph" style:parent-style-name="Contents_20_1">
      <style:paragraph-properties>
        <style:tab-stops>
          <style:tab-stop style:position="6.9252in" style:type="right" style:leader-style="dotted" style:leader-text="."/>
        </style:tab-stops>
      </style:paragraph-properties>
    </style:style>
    <style:style style:name="P174" style:family="paragraph" style:parent-style-name="Heading_20_1">
      <style:paragraph-properties fo:break-before="page"/>
    </style:style>
    <style:style style:name="P175"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178" style:family="paragraph" style:parent-style-name="Text_20_body" style:list-style-name="L1">
      <style:text-properties fo:font-weight="normal" officeooo:rsid="012f42db" officeooo:paragraph-rsid="01303e37" style:font-weight-asian="normal" style:font-weight-complex="normal"/>
    </style:style>
    <style:style style:name="P179" style:family="paragraph" style:parent-style-name="Text_20_body" style:list-style-name="L1">
      <style:text-properties fo:font-weight="normal" officeooo:rsid="012f42db" officeooo:paragraph-rsid="012f42db" style:font-weight-asian="normal" style:font-weight-complex="normal"/>
    </style:style>
    <style:style style:name="P180" style:family="paragraph" style:parent-style-name="Text_20_body" style:list-style-name="L1">
      <style:text-properties fo:font-weight="normal" officeooo:rsid="0140bce7" officeooo:paragraph-rsid="0140bce7" style:font-weight-asian="normal" style:font-weight-complex="normal"/>
    </style:style>
    <style:style style:name="P181" style:family="paragraph" style:parent-style-name="Text_20_body" style:list-style-name="L1">
      <style:text-properties fo:font-weight="normal" officeooo:rsid="013bfd23" officeooo:paragraph-rsid="013bfd23" style:font-weight-asian="normal" style:font-weight-complex="normal"/>
    </style:style>
    <style:style style:name="P182" style:family="paragraph" style:parent-style-name="Text_20_body" style:list-style-name="L1">
      <style:text-properties officeooo:rsid="012f42db" officeooo:paragraph-rsid="012f42db"/>
    </style:style>
    <style:style style:name="P183" style:family="paragraph" style:parent-style-name="Text_20_body" style:list-style-name="L2">
      <style:text-properties officeooo:rsid="01469d63" officeooo:paragraph-rsid="01469d63"/>
    </style:style>
    <style:style style:name="P184" style:family="paragraph" style:parent-style-name="Text_20_body" style:list-style-name="L2">
      <style:text-properties officeooo:rsid="01469d63" officeooo:paragraph-rsid="01482f29"/>
    </style:style>
    <style:style style:name="P185" style:family="paragraph" style:parent-style-name="Text_20_body" style:list-style-name="L2">
      <style:text-properties officeooo:rsid="01482f29" officeooo:paragraph-rsid="01482f29"/>
    </style:style>
    <style:style style:name="P186" style:family="paragraph" style:parent-style-name="Text_20_body" style:list-style-name="L2">
      <style:text-properties officeooo:rsid="0150ab82" officeooo:paragraph-rsid="0150ab82"/>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fo:font-size="8pt"/>
    </style:style>
    <style:style style:name="T103" style:family="text">
      <style:text-properties officeooo:rsid="00513616"/>
    </style:style>
    <style:style style:name="T104" style:family="text">
      <style:text-properties officeooo:rsid="0058ea50"/>
    </style:style>
    <style:style style:name="T105" style:family="text">
      <style:text-properties officeooo:rsid="005b56b2"/>
    </style:style>
    <style:style style:name="T106" style:family="text">
      <style:text-properties officeooo:rsid="005f385f"/>
    </style:style>
    <style:style style:name="T107" style:family="text">
      <style:text-properties officeooo:rsid="0063f321"/>
    </style:style>
    <style:style style:name="T108" style:family="text">
      <style:text-properties officeooo:rsid="0064bede"/>
    </style:style>
    <style:style style:name="T109" style:family="text">
      <style:text-properties officeooo:rsid="0067879e"/>
    </style:style>
    <style:style style:name="T110" style:family="text">
      <style:text-properties officeooo:rsid="006819cd"/>
    </style:style>
    <style:style style:name="T111" style:family="text">
      <style:text-properties officeooo:rsid="006cb683"/>
    </style:style>
    <style:style style:name="T112" style:family="text">
      <style:text-properties officeooo:rsid="006d3414"/>
    </style:style>
    <style:style style:name="T113" style:family="text">
      <style:text-properties officeooo:rsid="006e5525"/>
    </style:style>
    <style:style style:name="T114" style:family="text">
      <style:text-properties officeooo:rsid="00711b90"/>
    </style:style>
    <style:style style:name="T115" style:family="text">
      <style:text-properties officeooo:rsid="0074c875"/>
    </style:style>
    <style:style style:name="T116" style:family="text">
      <style:text-properties officeooo:rsid="007d75a2"/>
    </style:style>
    <style:style style:name="T117" style:family="text">
      <style:text-properties officeooo:rsid="007dabc3"/>
    </style:style>
    <style:style style:name="T118" style:family="text">
      <style:text-properties officeooo:rsid="007ee42a"/>
    </style:style>
    <style:style style:name="T119" style:family="text">
      <style:text-properties officeooo:rsid="007f4dea"/>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T132"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3"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6" style:family="text">
      <style:text-properties style:font-name="Liberation Serif" officeooo:rsid="007d75a2"/>
    </style:style>
    <style:style style:name="T137" style:family="text">
      <style:text-properties style:font-name="Liberation Serif" officeooo:rsid="007ee42a"/>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T144" style:family="text">
      <style:text-properties officeooo:rsid="00f1c8c5"/>
    </style:style>
    <style:style style:name="T145" style:family="text">
      <style:text-properties officeooo:rsid="00f9736f"/>
    </style:style>
    <style:style style:name="T146" style:family="text">
      <style:text-properties officeooo:rsid="00fb3b84"/>
    </style:style>
    <style:style style:name="T147" style:family="text">
      <style:text-properties officeooo:rsid="00fb4e87"/>
    </style:style>
    <style:style style:name="T148" style:family="text">
      <style:text-properties officeooo:rsid="00ffd3fd"/>
    </style:style>
    <style:style style:name="T149" style:family="text">
      <style:text-properties officeooo:rsid="01006db1"/>
    </style:style>
    <style:style style:name="T150" style:family="text">
      <style:text-properties officeooo:rsid="0103388f"/>
    </style:style>
    <style:style style:name="T151" style:family="text">
      <style:text-properties officeooo:rsid="010c389c"/>
    </style:style>
    <style:style style:name="T152" style:family="text">
      <style:text-properties officeooo:rsid="0114034f"/>
    </style:style>
    <style:style style:name="T153" style:family="text">
      <style:text-properties officeooo:rsid="011bd67c"/>
    </style:style>
    <style:style style:name="T154" style:family="text">
      <style:text-properties officeooo:rsid="011d2585"/>
    </style:style>
    <style:style style:name="T155" style:family="text">
      <style:text-properties officeooo:rsid="011df199"/>
    </style:style>
    <style:style style:name="T156" style:family="text">
      <style:text-properties officeooo:rsid="011e5a5e"/>
    </style:style>
    <style:style style:name="T157" style:family="text">
      <style:text-properties officeooo:rsid="0120c0b5"/>
    </style:style>
    <style:style style:name="T158" style:family="text">
      <style:text-properties officeooo:rsid="012256b2"/>
    </style:style>
    <style:style style:name="T159" style:family="text">
      <style:text-properties officeooo:rsid="01243ea2"/>
    </style:style>
    <style:style style:name="T160" style:family="text">
      <style:text-properties officeooo:rsid="0126b4e8"/>
    </style:style>
    <style:style style:name="T161" style:family="text">
      <style:text-properties officeooo:rsid="01286bca"/>
    </style:style>
    <style:style style:name="T162" style:family="text">
      <style:text-properties officeooo:rsid="00463bcf"/>
    </style:style>
    <style:style style:name="T163" style:family="text">
      <style:text-properties officeooo:rsid="0129a87d"/>
    </style:style>
    <style:style style:name="T164" style:family="text">
      <style:text-properties officeooo:rsid="012b7a04"/>
    </style:style>
    <style:style style:name="T165" style:family="text">
      <style:text-properties officeooo:rsid="012c4db5"/>
    </style:style>
    <style:style style:name="T166" style:family="text">
      <style:text-properties officeooo:rsid="012da5e8"/>
    </style:style>
    <style:style style:name="T167" style:family="text">
      <style:text-properties officeooo:rsid="012f42db"/>
    </style:style>
    <style:style style:name="T168" style:family="text">
      <style:text-properties officeooo:rsid="0131454f"/>
    </style:style>
    <style:style style:name="T169" style:family="text">
      <style:text-properties officeooo:rsid="0132f211"/>
    </style:style>
    <style:style style:name="T170" style:family="text">
      <style:text-properties officeooo:rsid="0137afd4"/>
    </style:style>
    <style:style style:name="T171" style:family="text">
      <style:text-properties officeooo:rsid="013b7543"/>
    </style:style>
    <style:style style:name="T172" style:family="text">
      <style:text-properties officeooo:rsid="013bfd23"/>
    </style:style>
    <style:style style:name="T173" style:family="text">
      <style:text-properties officeooo:rsid="013ea2d5"/>
    </style:style>
    <style:style style:name="T174" style:family="text">
      <style:text-properties officeooo:rsid="0140bce7"/>
    </style:style>
    <style:style style:name="T175" style:family="text">
      <style:text-properties officeooo:rsid="0140d413"/>
    </style:style>
    <style:style style:name="T176" style:family="text">
      <style:text-properties officeooo:rsid="01426919"/>
    </style:style>
    <style:style style:name="T177" style:family="text">
      <style:text-properties officeooo:rsid="01482f29"/>
    </style:style>
    <style:style style:name="T178" style:family="text">
      <style:text-properties officeooo:rsid="0149d732"/>
    </style:style>
    <style:style style:name="T179" style:family="text">
      <style:text-properties officeooo:rsid="014afd42"/>
    </style:style>
    <style:style style:name="T180" style:family="text">
      <style:text-properties officeooo:rsid="014bfe8c"/>
    </style:style>
    <style:style style:name="T181" style:family="text">
      <style:text-properties officeooo:rsid="014cd43c"/>
    </style:style>
    <style:style style:name="T182" style:family="text">
      <style:text-properties officeooo:rsid="01536fb8"/>
    </style:style>
    <style:style style:name="T183" style:family="text">
      <style:text-properties officeooo:rsid="0154b565"/>
    </style:style>
    <style:style style:name="T184" style:family="text">
      <style:text-properties officeooo:rsid="01595a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imple Instruction Set Architecture 16</text:p>
      <text:p text:style-name="Horizontal_20_Line"/>
      <text:p text:style-name="P41">Programmer’s Manual and Teaching Resource</text:p>
      <text:p text:style-name="P40">1<text:span text:style-name="T4">st</text:span> Edition</text:p>
      <text:p text:style-name="Horizontal_20_Line"/>
      <text:p text:style-name="P42">By David MHS Webster</text:p>
      <text:p text:style-name="P148">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3"><text:a xlink:type="simple" xlink:href="#__RefHeading___Toc2039_3134269758" text:style-name="Index_20_Link" text:visited-style-name="Index_20_Link">Introduction<text:tab/>3</text:a></text:p>
          <text:p text:style-name="P173"><text:a xlink:type="simple" xlink:href="#__RefHeading___Toc2041_3134269758" text:style-name="Index_20_Link" text:visited-style-name="Index_20_Link">Compiling<text:tab/>4</text:a></text:p>
          <text:p text:style-name="P173"><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73"><text:a xlink:type="simple" xlink:href="#__RefHeading___Toc2045_3134269758" text:style-name="Index_20_Link" text:visited-style-name="Index_20_Link">Extending<text:tab/>9</text:a></text:p>
          <text:p text:style-name="P173"><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73"><text:a xlink:type="simple" xlink:href="#__RefHeading___Toc2049_3134269758" text:style-name="Index_20_Link" text:visited-style-name="Index_20_Link">Moving things around, Variables<text:tab/>15</text:a></text:p>
          <text:p text:style-name="P173"><text:a xlink:type="simple" xlink:href="#__RefHeading___Toc2051_3134269758" text:style-name="Index_20_Link" text:visited-style-name="Index_20_Link">Control flow<text:tab/>18</text:a></text:p>
          <text:p text:style-name="P173"><text:a xlink:type="simple" xlink:href="#__RefHeading___Toc2053_3134269758" text:style-name="Index_20_Link" text:visited-style-name="Index_20_Link">Math<text:tab/>25</text:a></text:p>
          <text:p text:style-name="P173"><text:a xlink:type="simple" xlink:href="#__RefHeading___Toc2002_3391041109" text:style-name="Index_20_Link" text:visited-style-name="Index_20_Link">Segment Control<text:tab/>26</text:a></text:p>
          <text:p text:style-name="P173"><text:a xlink:type="simple" xlink:href="#__RefHeading___Toc2054_3391041109" text:style-name="Index_20_Link" text:visited-style-name="Index_20_Link">Privilege<text:tab/>27</text:a></text:p>
          <text:p text:style-name="P173"><text:a xlink:type="simple" xlink:href="#__RefHeading___Toc2254_510028098" text:style-name="Index_20_Link" text:visited-style-name="Index_20_Link">Krenel<text:tab/>29</text:a></text:p>
          <text:p text:style-name="P173"><text:a xlink:type="simple" xlink:href="#__RefHeading___Toc2055_3134269758" text:style-name="Index_20_Link" text:visited-style-name="Index_20_Link">Challenges<text:tab/>30</text:a></text:p>
        </text:index-body>
      </text:table-of-content>
      <text:p text:style-name="P37"/>
      <text:h text:style-name="P174"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7">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7">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6">or at least entertaining</text:span><text:span text:style-name="T72">.</text:span> <text:span text:style-name="T10">An example driver is provided which can load files into the segment and interact with the terminal. </text:span><text:span text:style-name="T147">A complete set of tools for working with the language is provided. </text:span><text:span text:style-name="T152">An SDL2 device driver is included for your amusement.</text:span></text:p>
      <text:p text:style-name="P35"/>
      <text:p text:style-name="P35"/>
      <text:p text:style-name="P35"/>
      <text:p text:style-name="P36">“Let all that you do be done with love.”</text:p>
      <text:p text:style-name="P149"/>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2">Relevant <text:span text:style-name="T10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1">DUSE_SDL2 -lSDL2 -lSDL2_mixer</text:span></text:p>
      <text:p text:style-name="P18">Include access to an SDL2 device, which allows for rendering to a screen.</text:p>
      <text:p text:style-name="P19"/>
      <text:p text:style-name="P19">-<text:span text:style-name="T156">DUSE_TERMIOS</text:span></text:p>
      <text:p text:style-name="P20">Recommended building flag. Enables usage of fnctl and termios in the textmode driver, not only to provide “raw” mode, but also to provide the ability to toggle non-blocking getchar by calling an interrupt. Only active if not using SDL2.</text:p>
      <text:p text:style-name="P20"/>
      <text:p text:style-name="P20">-<text:span text:style-name="T158">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100000</text:p>
      <text:p text:style-name="P21">Set the number of instructions between pre-emptions <text:span text:style-name="T159">in User mode. Pre-emption is used to guarantee that userland code will always return to a privileged kernel. </text:span></text:p>
      <text:p text:style-name="P21"/>
      <text:p text:style-name="P21">-<text:span text:style-name="T179">DPREEMPT=codeToCausePreemption()</text:span></text:p>
      <text:p text:style-name="P22">If hardware interrupts can be used to directly provide preemption to sisa16, this is where you would do it. By default, an instruction counter is used.</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3">You should only do this if your system does not use </text:span><text:span text:style-name="T154">a standar </text:span><text:span text:style-name="T153">two’s complement </text:span><text:span text:style-name="T154">layout.</text:span></text:p>
      <text:p text:style-name="P9"/>
      <text:p text:style-name="P9">-DNO_SEGMENT</text:p>
      <text:p text:style-name="P9">Disable the segment.</text:p>
      <text:p text:style-name="P9"/>
      <text:p text:style-name="P9">-<text:span text:style-name="T179">DNO_SIGNAL</text:span></text:p>
      <text:p text:style-name="P22">Disable hooking of SIGINT <text:span text:style-name="T180">in the emulator and debugger, and SIGSEGV in the debugger.</text:span></text:p>
      <text:p text:style-name="P150">-<text:span text:style-name="T150">DNO_EMULATE</text:span></text:p>
      <text:p text:style-name="P17">Disable emulate and emulate_seg <text:span text:style-name="T153">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5">and debugger.</text:span></text:p>
      <text:p text:style-name="P9"/>
      <text:p text:style-name="P10">cc isa.c -DUSE_UNSIGNED_INT -o sisa16_emu</text:p>
      <text:p text:style-name="P11">cc <text:span text:style-name="T145">debugger</text:span>.c -DUSE_UNSIGNED_INT -o sisa16_<text:span text:style-name="T145">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4CBEC5E2AED460A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0">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74" text:outline-level="1"><text:bookmark-start text:name="__RefHeading___Toc2043_3134269758"/><text:span text:style-name="T132">W</text:span><text:span text:style-name="T133">orkflow</text:span><text:bookmark-end text:name="__RefHeading___Toc2043_3134269758"/></text:h>
      <text:p text:style-name="P23"/>
      <text:p text:style-name="P24">A program for SISA16 is written with one “main” assembly file, header files which are included with “ASM_header” and data files which are embedded with “ASM_data_include”.</text:p>
      <text:p text:style-name="P23"/>
      <text:p text:style-name="P23">The program, if its ‘main’ file is “main.asm” can then be built with</text:p>
      <text:p text:style-name="P23"/>
      <text:p text:style-name="P23">sisa16_asm -i main.asm -o main.bin</text:p>
      <text:p text:style-name="P23"/>
      <text:p text:style-name="P23">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1">memory image ROM.</text:span></text:p>
      <text:p text:style-name="P23"/>
      <text:p text:style-name="P26">You can run this program with the emulator by calling:</text:p>
      <text:p text:style-name="P26"/>
      <text:p text:style-name="P26">sisa16_emu main.bin</text:p>
      <text:p text:style-name="P25"/>
      <text:p text:style-name="P25">In most microcontroller workflows, a “ROM” (Read-Only Memory) image, is typicall<text:span text:style-name="T96">y</text:span> programmed onto an EEPROM (Electrically Erasable Programmable Read-Only Memory) or burned onto <text:span text:style-name="T105">a</text:span> non-reprogrammable ROM chip before being put on a board and <text:span text:style-name="T94">powered on</text:span>. </text:p>
      <text:p text:style-name="P25"/>
      <text:p text:style-name="P32">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2"><text:line-break/><text:line-break/></text:span><text:span text:style-name="T97">If you are suspicious of a program being incorrectly assembled, you can disassemble it either piece-by-piece or wholly:</text:span></text:p>
      <text:p text:style-name="P27"/>
      <text:p text:style-name="P29">sisa16_asm -dis main.bin &lt;location&gt;</text:p>
      <text:p text:style-name="P29"/>
      <text:p text:style-name="P29">will disassemble main.bin starting at &lt;location&gt;. Standard C syntax for numbers is used, the same as in the assembly language itself. <text:span text:style-name="T106">TIP: Control flow always starts at 0.</text:span></text:p>
      <text:p text:style-name="P29"/>
      <text:p text:style-name="P29">sisa16_asm -fdis main.bin &lt;location&gt;<text:line-break/>will perform a full disassembly from &lt;location&gt;. If zero, the entire binary is disassembled.</text:p>
      <text:p text:style-name="P29"/>
      <text:p text:style-name="P31">Normally, comments are emitted into disassembly about what the program is likely doing at that point in control flow, to assist in the reverse engineering process. These may provide optimization tips and useful insights into the language.</text:p>
      <text:p text:style-name="P31"/>
      <text:p text:style-name="P31"><text:soft-page-break/>If you wish to not have comments, make sure to include the -nc argument before -dis or -fdis<text:line-break/></text:p>
      <text:p text:style-name="P31">sisa16_asm -nc -<text:span text:style-name="T144">f</text:span>dis main.bin 0</text:p>
      <text:p text:style-name="P31"/>
      <text:p text:style-name="P31">will disassemble main.bin from zero without emitting line comments.</text:p>
      <text:p text:style-name="P31"/>
      <text:p text:style-name="P33">Now, if you’ve verified that your program was assembled correctly and you still find you are having bugs with your programs, you might want to try the debugger.</text:p>
      <text:p text:style-name="P33"/>
      <text:p text:style-name="P33">sisa16_dbg main.bin</text:p>
      <text:p text:style-name="P33"/>
      <text:p text:style-name="P33">will run the debugger on main.bin. <text:span text:style-name="T73">If you are frequently re-assembling and debugging your program, it’d be awful smart to put it in a script somewhere!</text:span></text:p>
      <text:p text:style-name="P33"/>
      <text:p text:style-name="P34">The debugger allows you to view a disassembly of your code, manipulate registers (including the program counter), arbitrarily start and stop execution of your program, restart your program from the beginning, <text:span text:style-name="T148">alter memory</text:span> and <text:span text:style-name="T148">manipulate </text:span>control flow. You can arbitrarily jump to any point in your program, test routines, <text:span text:style-name="T148">change the values of variables </text:span><text:span text:style-name="T149">in memory</text:span><text:span text:style-name="T148">,</text:span> and more.</text:p>
      <text:h text:style-name="P174" text:outline-level="1"><text:bookmark-start text:name="__RefHeading___Toc2045_3134269758"/>Extending<text:bookmark-end text:name="__RefHeading___Toc2045_3134269758"/></text:h>
      <text:p text:style-name="P28">Sisa16 is meant to be easily extended to suit your needs. To have Sisa16 programs interact with C libraries, you should write a “d.h” file which implements these functions:</text:p>
      <text:p text:style-name="P28"/>
      <text:p text:style-name="P28">“Device Init”</text:p>
      <text:p text:style-name="P28">static void di();</text:p>
      <text:p text:style-name="P28">“Device Close”</text:p>
      <text:p text:style-name="P28">static void dcl();</text:p>
      <text:p text:style-name="P28">“Getchar” – corresponding to the getchar instruction.</text:p>
      <text:p text:style-name="P28">static unsigned short gch();</text:p>
      <text:p text:style-name="P28">“Putchar” – corresponding to the putchar instruction.</text:p>
      <text:p text:style-name="P28">static void pch(unsigned short a);</text:p>
      <text:p text:style-name="P28">“Interrupt” – corresponding to the interrupt instruction</text:p>
      <text:p text:style-name="P28">static unsigned short interrupt(unsigned short a,</text:p>
      <text:p text:style-name="P28"><text:tab/>unsigned short b,</text:p>
      <text:p text:style-name="P28"><text:tab/>unsigned short c,</text:p>
      <text:p text:style-name="P28"><text:tab/>unsigned short stack_pointer,</text:p>
      <text:p text:style-name="P28"><text:tab/>unsigned short program_counter,</text:p>
      <text:p text:style-name="P28"><text:tab/>unsigned char<text:tab/>program_counter_region,</text:p>
      <text:p text:style-name="P28"><text:tab/>UU RX0,</text:p>
      <text:p text:style-name="P28"><text:tab/>UU RX1,</text:p>
      <text:p text:style-name="P28"><text:tab/>UU RX2,</text:p>
      <text:p text:style-name="P28"><text:tab/>UU RX3</text:p>
      <text:p text:style-name="P28">);</text:p>
      <text:p text:style-name="P28"/>
      <text:p text:style-name="P28">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8"/>
      <text:p text:style-name="P28">An emulation depth of zero means that the <text:span text:style-name="T98">virtual machine</text:span> is truly initializing or finalizing, rather than simply encapsulating.</text:p>
      <text:p text:style-name="P28"/>
      <text:p text:style-name="P30">Relevant <text:span text:style-name="T103">emulator </text:span>variables accessible from the driver-<text:line-break/></text:p>
      <text:p text:style-name="P62"><text:tab/>unsigned char R<text:tab/> <text:tab/><text:tab/>:error flag.</text:p>
      <text:p text:style-name="P62"><text:tab/>u M_SAVER[2][0x1000000]<text:tab/><text:tab/>:Memory. <text:span text:style-name="T163">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63">Saved registers for Kernel[0] and User[1]</text:span></text:p>
      <text:p text:style-name="P57"/>
      <text:p text:style-name="P82">You should use these variables in your driver <text:span text:style-name="T103">to achieve the best interoperability with Sisa16. </text:span></text:p>
      <text:p text:style-name="P143">Also note that you can choose to add new instructions to the architecture. If you choose to do that, you must:</text:p>
      <text:p text:style-name="P83">In isa.h:</text:p>
      <text:p text:style-name="P83">1) add the necessary goto label with a dispatch<text:line-break/>2) add the entries to the computed goto table and switch case</text:p>
      <text:p text:style-name="P98">in instructions.h:</text:p>
      <text:p text:style-name="P8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3">In sisa16_asm.1:</text:p>
      <text:p text:style-name="P83">4) write documentation in the sisa16_asm.1 manual page about your addition</text:p>
      <text:h text:style-name="P174" text:outline-level="1"><text:bookmark-start text:name="__RefHeading___Toc2047_3134269758"/><text:span text:style-name="T134">Assembler Documentation </text:span><text:span text:style-name="T135">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5"><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1">re-</text:span>listing of every single instruction <text:span text:style-name="T112">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3">popular </text:span>micro controller. They’re <text:span text:style-name="T107">poorly formatted tables with minimal comments,</text:span> and often contain broken english and horrible <text:span text:style-name="T109">spelling</text:span> errors. <text:span text:style-name="T107">Wrong information is common.</text:span> <text:span text:style-name="T73">Consider any such errors </text:span><text:span text:style-name="T75">in this manual </text:span><text:span text:style-name="T73">a “feature”. </text:span><text:span text:style-name="T110">Hand-holding to this extent would hinder the educational value of these tools.</text:span></text:p>
      <text:p text:style-name="P63">2) <text:span text:style-name="T108">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5">Multiple instructions may be written on the same line.</text:span></text:p>
      <text:p text:style-name="P67">* <text:span text:style-name="T115">Python-style “#” comments as well as C++ style “//” comments are supported.</text:span></text:p>
      <text:p text:style-name="P67">* <text:span text:style-name="T115">All instructions that take more than one byte of arguments will typically use SPLIT syntax.</text:span></text:p>
      <text:p text:style-name="P67">%<text:span text:style-name="T115">0xEEFF% is semantically equivalent to 0xEE, 0xFF for instruction arguments.</text:span></text:p>
      <text:p text:style-name="P67">%/<text:span text:style-name="T115">0x1298CADF% is semantically equivalent to 0x12, 0x98, 0xCA, 0xDF for instruction arguments.</text:span></text:p>
      <text:p text:style-name="P67">%?<text:span text:style-name="T115">13.7% will parse the floating point number 13.7 and generate a comma separated list of four bytes similar to previous.</text:span></text:p>
      <text:p text:style-name="P67">%-<text:span text:style-name="T115">10% will take the decimal number ten and put it in a 32 bit variable, bitwise negate it, add one, and output the comma separated big endian list of bytes comprising it, effectively outputting negative ten twos complement.</text:span></text:p>
      <text:p text:style-name="P67">%<text:span text:style-name="T115">&amp;0xABCDEF% will generate a three-byte split, useful for `farld` and `farst` instructions.</text:span></text:p>
      <text:p text:style-name="P84">This is an artifact of how the assembler works.</text:p>
      <text:p text:style-name="P84"/>
      <text:p text:style-name="P146">Assembly Process</text:p>
      <text:p text:style-name="P121"><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5"/>
      <text:p text:style-name="P124"><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8"/>
      <text:p text:style-name="P86">At the very bottom, the assembler has a few basic things it can do (Search in assembler.c for “/*VERY_BASIC_THINGS_IT_CAN_DO*/”)</text:p>
      <text:p text:style-name="P86"/>
      <text:p text:style-name="P86">* bytes can be written to the output counter. (“bytes”)</text:p>
      <text:p text:style-name="P86">* shorts can be written to the output counter. (“shorts”)</text:p>
      <text:p text:style-name="P87">* the output counter can be moved. (“section”)</text:p>
      <text:p text:style-name="P87">* <text:span text:style-name="T153">the output counter can be moved to a region boundar (“region”)</text:span><text:line-break/>* A region of memory can be filled with a single byte value. (“fill”)</text:p>
      <text:p text:style-name="P86">* the ouput counter can be moved specifically on the second pass (“asm_fix_outputcounter”)<text:line-break/>* the status of the assembler can be printed to standard out (“asm_print”)</text:p>
      <text:p text:style-name="P8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6"/>
      <text:p text:style-name="P125"><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9"/>
      <text:p text:style-name="P127"><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0">* The assembler can push a file onto the parsing stack with ASM_header, which starts parsing that file until it ends, and then returns to the current one. </text:p>
      <text:p text:style-name="P90">* The assembler can include a string literal at any point in the file. These are recognized before pre-preprocessing. </text:p>
      <text:p text:style-name="P86"/>
      <text:p text:style-name="P122"><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2"/>
      <text:p text:style-name="P122"><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3"><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9"/>
      <text:p text:style-name="P93"><text:s/>A VAR line has two portions:<text:line-break/>* A portion specifying the name of the macro, between the pound symbols<text:line-break/>* A portion specifying the contents of the macro, after the second pound symbol.</text:p>
      <text:p text:style-name="P92"/>
      <text:p text:style-name="P124"><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4"/>
      <text:p text:style-name="P126"><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1"/>
      <text:p text:style-name="P38"><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6"/>
      <text:p text:style-name="P135"><text:soft-page-break/>You should now have a reasonably strong grasp of how the assembly language is parsed and how the final file is created. </text:p>
      <text:p text:style-name="P135"/>
      <text:p text:style-name="P140">Design Decisions and Critique</text:p>
      <text:p text:style-name="P138"><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text:span></text:p>
      <text:p text:style-name="P138"/>
      <text:p text:style-name="P138"><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7"/>
      <text:p text:style-name="P139">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h text:style-name="P174"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4">You can load an immediate value into a register, load from a memory location, store to a memory location, indirectly load from memory through a register, indirectly store to a memory location through a register, and copy values between registers. </text:span><text:span text:style-name="T183">Loads and stores are typically within the same region as the program counter, unless they are “far” memory loads and stores. The stack is always in the zero region.</text:span></text:p>
      <text:p text:style-name="P65"><text:line-break/>The following bit of code increments the single byte value at address 500 (dec) in <text:span text:style-name="T182">the current region:</text:span></text:p>
      <text:p text:style-name="P65"/>
      <text:p text:style-name="P43">;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8">immediate </text:span>value 1 into register B.</text:p>
      <text:p text:style-name="P65">* Adds the registers A and B and puts the result in A.</text:p>
      <text:p text:style-name="P65">* Stores the value in the A register at M[500].</text:p>
      <text:p text:style-name="P175"/>
      <text:p text:style-name="P65">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3"/>
      <text:p text:style-name="P66">This, in order:<text:line-break/>* Loads the single-byte <text:span text:style-name="T139">immediate</text:span> value “8” into register B.</text:p>
      <text:p text:style-name="P66">* Performs an <text:span text:style-name="T119">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6">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4">;<text:span text:style-name="T116">farllda %&amp;0xAFEE23%;</text:span></text:p>
      <text:p text:style-name="P44"/>
      <text:p text:style-name="P71">Or store it like this:</text:p>
      <text:p text:style-name="P71"/>
      <text:p text:style-name="P177"><text:soft-page-break/>;<text:span text:style-name="T116">farstla %&amp;0xAFEE23%; </text:span></text:p>
      <text:p text:style-name="P177"><text:span text:style-name="T136"/></text:p>
      <text:p text:style-name="P177"><text:span text:style-name="T136">Of course, you can access more than just single variables. You can also do indirect memory accesses. Assuming that the aforementioned memory location is actually the start of an array of </text:span><text:span text:style-name="T137">two-byte values</text:span><text:span text:style-name="T136">, of length 13, and you have an index into it in register A...<text:line-break/><text:line-break/></text:span><text:span text:style-name="T116">;sc %0xAF%;lb 13; mod;lb2; mul;llb %</text:span><text:span text:style-name="T118">0x</text:span><text:span text:style-name="T116">EE23%; add; ba; farillda;</text:span></text:p>
      <text:p text:style-name="P49"/>
      <text:p text:style-name="P71">In order, this:</text:p>
      <text:p text:style-name="P71">* Sets the C register to 0x00AF, <text:span text:style-name="T119">the region in which the array resides.</text:span></text:p>
      <text:p text:style-name="P71">* loads 13 <text:span text:style-name="T118">(decimal)</text:span> into register B<text:line-break/>* Performs a modulo and stores the result in A. <text:span text:style-name="T117">This guarantees that no out-of-bounds memory access occurs if A is larger than length of the array.</text:span></text:p>
      <text:p text:style-name="P71">* Loads 2 into register B. <text:span text:style-name="T118">(An element in the array is two bytes in size)</text:span><text:line-break/>* Multiplies A and B and stores the result in A. <text:span text:style-name="T117">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2">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2"/>
      <text:p text:style-name="P73">If you’ve looked at a disassembly of compiled C code in almost any other language, this should seem very straightforward to you. Note that unlike a more complex assembly language like <text:span text:style-name="T118">x</text:span>86, there is no “lea” instruction which performs a fused <text:span text:style-name="T118">integer </text:span>multiply-add, nor a MOV instruction which can <text:span text:style-name="T118">compute array offsets automatically. Arithmetic operations always have their results place in the accumulator (register A for 16 bit operations, register RX0 for 32 bit operations) rather than being specified in the arguments of an instruction.</text:span></text:p>
      <text:p text:style-name="P73"/>
      <text:p text:style-name="P74">You could also have performed the operation like this:</text:p>
      <text:p text:style-name="P74"/>
      <text:p text:style-name="P47">;<text:span text:style-name="T116">lb 13; mod;lb 2;mul;</text:span>lrx0 %/0xAFEE23%;rx1a;rxadd;cbrx0;farillda;</text:p>
      <text:p text:style-name="P47"/>
      <text:p text:style-name="P74">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74"><text:soft-page-break/></text:p>
      <text:p text:style-name="P128">Large Copies</text:p>
      <text:p text:style-name="P95"/>
      <text:p text:style-name="P9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5"/>
      <text:p text:style-name="P53">;lla %10%; sc %20%; farpagel;</text:p>
      <text:p text:style-name="P95"/>
      <text:p text:style-name="P95">This copies 256 bytes from the page in memory indexed by “20” decimal, to the page indexed by “10” decimal. In the memory map, there are 65,536 pages of size 256 bytes.</text:p>
      <text:p text:style-name="P95"/>
      <text:p text:style-name="P95">farpagest swaps the order of the arguments. The page indexed by C is the destination, while A is the source. </text:p>
      <text:p text:style-name="P95"/>
      <text:h text:style-name="P174" text:outline-level="1"><text:bookmark-start text:name="__RefHeading___Toc2051_3134269758"/>Control flow<text:bookmark-end text:name="__RefHeading___Toc2051_3134269758"/></text:h>
      <text:p text:style-name="P75">Control flow in SISA16 uses fixed (rather than relative) addressing.</text:p>
      <text:p text:style-name="P75"/>
      <text:p text:style-name="P50">;sc %0x500%; jmp;</text:p>
      <text:p text:style-name="P50"/>
      <text:p text:style-name="P117"><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5"/>
      <text:p text:style-name="P50">;cmp;sc %0x500%;jmpifeq;</text:p>
      <text:p text:style-name="P50"/>
      <text:p text:style-name="P117"><text:span text:style-name="T11">Or conversely, if they are </text:span>not<text:span text:style-name="T11"> equal:</text:span></text:p>
      <text:p text:style-name="P50"/>
      <text:p text:style-name="P50">;cmp;sc %0x500%;jmpifneq;</text:p>
      <text:p text:style-name="P78"/>
      <text:p text:style-name="P75">Notice the usage of “cmp”. There are <text:span text:style-name="T140">four</text:span> comparison instructions, “cmp”, “rxcmp”, “<text:span text:style-name="T140">rxicmp”,</text:span> and “fltcmp”.</text:p>
      <text:p text:style-name="P75"/>
      <text:p text:style-name="P75">cmp will set A to zero if A is less than B, one if A equals B, and two if A is greater than B.</text:p>
      <text:p text:style-name="P75">rxcmp puts the exact same values in A, but performs tests on RX0 and RX1 instead of A and B, respectively.</text:p>
      <text:p text:style-name="P96"><text:span text:style-name="T184">r</text:span>xicmp functions identically to rxcmp, but treats RX0 and RX1 as signed, so -1 will be less than 0.</text:p>
      <text:p text:style-name="P75"><text:span text:style-name="T184">f</text:span>ltcmp functions identically to rx<text:span text:style-name="T140">i</text:span>cmp but does 32 bit <text:span text:style-name="T5">floating point</text:span> comparisons. The semantics are more important with fltcmp:</text:p>
      <text:p text:style-name="P75">* If RX0 holds the floating point value for negative zero and RX1 hold<text:span text:style-name="T141">s</text:span> positive zero, or vice versa, they are considered equal.</text:p>
      <text:p text:style-name="P75">* Positive infinity is always considered greater than everything except itself.</text:p>
      <text:p text:style-name="P75">* Negative infinity is always considered less than everything except itself.</text:p>
      <text:p text:style-name="P75">* <text:span text:style-name="T120">NAN is considered equal to everything. This is in opposition to the IEEE 754 standard, but is intentional: a NAN should always be considered erroneous for a floating point value. It should never be used as a magic value. </text:span></text:p>
      <text:p text:style-name="P75"/>
      <text:p text:style-name="P75">Alright, but how do you use this to create an “if” statement? You can use <text:span text:style-name="T5">labels</text:span>.</text:p>
      <text:p text:style-name="P75">In Sisa16, labels are simply assembly-time variables which contain nothing but a memory address. <text:span text:style-name="T121">You can create them like this, on their own line:</text:span></text:p>
      <text:p text:style-name="P75"/>
      <text:p text:style-name="P48">VAR#myLabel#@</text:p>
      <text:p text:style-name="P75"/>
      <text:p text:style-name="P97">Alternatively, you can use <text:span text:style-name="T153">one of</text:span> the<text:span text:style-name="T153">se</text:span> syntactic sugar<text:span text:style-name="T153">s</text:span>:</text:p>
      <text:p text:style-name="P97"/>
      <text:p text:style-name="P54">:myLabel:</text:p>
      <text:p text:style-name="P55">myLabel:</text:p>
      <text:p text:style-name="P75"><text:soft-page-break/></text:p>
      <text:p text:style-name="P176">(Note: you cannot have a label on the same line as code)</text:p>
      <text:p text:style-name="P76">The following complete program <text:span text:style-name="T153">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8"/>
      <text:p text:style-name="P78"/>
      <text:p text:style-name="P116"><text:span text:style-name="T18">You may have noticed that </text:span><text:span text:style-name="T11">Sisa16 uses 16 bit numbers for its control flow. The program counter, for instance, is 16 bit. How, then, does one execute code outside the first 64k?</text:span></text:p>
      <text:p text:style-name="P78"/>
      <text:p text:style-name="P78">The CPU has a<text:span text:style-name="T184">n</text:span> 8-bit register called the “Program counter region” which specifies the 64k portion of memory that the program counter is currently loading opcodes and operands from. <text:span text:style-name="T184">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8"/>
      <text:p text:style-name="P79">It is changed by these instructions:<text:line-break/>* lfarpc</text:p>
      <text:p text:style-name="P79">* farcall</text:p>
      <text:p text:style-name="P79">* farret</text:p>
      <text:p text:style-name="P118"><text:span text:style-name="T11">* </text:span><text:span text:style-name="T19">farjmprx0</text:span></text:p>
      <text:p text:style-name="P77"/>
      <text:p text:style-name="P119"><text:span text:style-name="T19">i</text:span><text:span text:style-name="T11">t is very typical (for reasons that will be explained later) to want the code of your program to be outside the first region of memory. So it is very typical to see this:</text:span></text:p>
      <text:p text:style-name="P80"/>
      <text:p text:style-name="P51">section 0x10000;</text:p>
      <text:p text:style-name="P51"><text:tab/>//code…</text:p>
      <text:p text:style-name="P51"/>
      <text:p text:style-name="P52">section 0;</text:p>
      <text:p text:style-name="P52"><text:tab/>la 1; </text:p>
      <text:p text:style-name="P52"><text:soft-page-break/><text:tab/>lfarpc;</text:p>
      <text:p text:style-name="P51"/>
      <text:p text:style-name="P120"><text:span text:style-name="T11">If you haven’t read the manual pages, note the use of “section” to set the code generation location. The empty area in memory between the “lfarpc” and the code at 0x10000 is filled with zeroes. Also note 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5">Switch Case</text:p>
      <text:p text:style-name="P81">In SISA16 it is possible to create a jump table, an equivalent of switch-case in C.</text:p>
      <text:p text:style-name="P81"/>
      <text:p text:style-name="P81">Here is an example program which reads a single byte from the keyboard and prints its hexidecimal value to standard out:</text:p>
      <text:p text:style-name="P141"/>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99"/>
      <text:p text:style-name="P144">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99"/>
      <text:p text:style-name="P101">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4">* A character is read from the standard input.<text:line-break/>* The high hex digit is checked and a computed jump is done to one of sixteen different possible values it could have- 0 through F in hex. This hex digit is printed.</text:p>
      <text:p text:style-name="P100">* <text:span text:style-name="T122">The same is done for the low hex digit.</text:span></text:p>
      <text:p text:style-name="P100"/>
      <text:p text:style-name="P102">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47">Subroutines</text:p>
      <text:p text:style-name="P103">You can create subroutines which use the stack in sisa16. The stack pointer is 16 bit, so it always points <text:span text:style-name="T124">somewhere </text:span>within the first 64k of memory. <text:span text:style-name="T73">This is why you </text:span><text:span text:style-name="T77">might not </text:span><text:span text:style-name="T73">want to put your code in the zero region. </text:span><text:span text:style-name="T124">There are four main instructions to use when writing subroutines:</text:span></text:p>
      <text:p text:style-name="P103">* <text:span text:style-name="T124">call<text:line-break/>* ret<text:line-break/>* farcall<text:line-break/>* farret</text:span></text:p>
      <text:p text:style-name="P103"/>
      <text:p text:style-name="P105">If your entire program fits inside of a single 64k region, then you should use “call” and “ret”. They are faster and use less memory. Farcall and farret should be used for procedures which may be <text:span text:style-name="T128">invoked from</text:span> outside of the same 64k region they are in. </text:p>
      <text:p text:style-name="P105"/>
      <text:p text:style-name="P107">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astp;lb3;sub;ca;ilda;</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soft-page-break/><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5"><text:span text:style-name="T102"><text:tab/>halt;</text:span><text:line-break/><text:line-break/><text:span text:style-name="T127">This program receives two decimal digits as input and multiplies them to create a result, which is printed in hex. Entering other characters has erroneous effects, but displays a result. </text:span></text:p>
      <text:h text:style-name="P174" text:outline-level="1"><text:bookmark-start text:name="__RefHeading___Toc2053_3134269758"/>Math<text:bookmark-end text:name="__RefHeading___Toc2053_3134269758"/></text:h>
      <text:p text:style-name="P129"><text:span text:style-name="T11">There are </text:span><text:span text:style-name="T41">eight </text:span><text:span text:style-name="T11">classes of arithmetic instruction in Sisa16.</text:span></text:p>
      <text:p text:style-name="P106">* 16 bit arithmetic. Div and Mod are unsigned.</text:p>
      <text:p text:style-name="P106">* 16 bit fixed point multiplies. Works regardless of sign. Available for every possible location of the “binimal” point.</text:p>
      <text:p text:style-name="P106">* 32 bit arithmetic. Div and Mod are unsigned, except for…</text:p>
      <text:p text:style-name="P106">* 32 bit signed division instructions, rxidiv and rximod.</text:p>
      <text:p text:style-name="P106">* 32 bit floating-point arithmetic.</text:p>
      <text:p text:style-name="P129"><text:span text:style-name="T11">* Comparison instructions. Available for 16 bit unsigned, 32 bit unsigned, </text:span><text:span text:style-name="T39">32 bit signed,</text:span><text:span text:style-name="T11"> and floating point.</text:span></text:p>
      <text:p text:style-name="P129"><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9"><text:span text:style-name="T41">* Integer increment/decrement instruction</text:span><text:span text:style-name="T42">s</text:span><text:span text:style-name="T41">.</text:span></text:p>
      <text:p text:style-name="P106"/>
      <text:p text:style-name="P106"><text:span text:style-name="T73">Note to Implementers: </text:span>This is a serious avenue for expansion. Vectorized instructions are all the rage now. I considered adding vectorized ops and fused multiply-adds but ultimately decided against it. “<text:span text:style-name="T129">Too CISCy”. </text:span></text:p>
      <text:p text:style-name="P106"/>
      <text:p text:style-name="P11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text:h text:style-name="P174" text:outline-level="1"><text:bookmark-start text:name="__RefHeading___Toc2002_3391041109"/>Segment Control<text:bookmark-end text:name="__RefHeading___Toc2002_3391041109"/></text:h>
      <text:p text:style-name="P152">The “Segment” is the way that Sisa16 accesses more than 16 megabytes of memory. It can allow access to a 40 bit address space, or about a terabyte.</text:p>
      <text:p text:style-name="P152">These are the instructions that interact with the segment:</text:p>
      <text:p text:style-name="P153">seg_ld: load segment RX1 into page RX0 of Main Memory. (1 byte) (AB)</text:p>
      <text:p text:style-name="P153">seg_st: store segment RX0 from main memory into page RX1 in the segment. (1 byte) (AC)</text:p>
      <text:p text:style-name="P153">seg_realloc: resize the segment to size specified by RX0. if RX0 is 0, the Segment is freed. (1 byte) (AD)</text:p>
      <text:p text:style-name="P153">seg_pages: get the number of pages in the segment in RX0. (1 byte) (B3)</text:p>
      <text:p text:style-name="P153"/>
      <text:p text:style-name="P155">Note that there is no way to “ild” or “ist” directly with the segment. 256 byte “pages” are moved from main memory into the segment, or moved back. <text:span text:style-name="T165">This means that large copies are actually relatively fast between main memory and the segment, but that loading a small amount of data is expensive.</text:span></text:p>
      <text:p text:style-name="P156">Using seg_ld and seg_st in conjunction with farpagel and farpagest can result in incredibly fast copies to and from the segment.</text:p>
      <text:p text:style-name="P155">The segment can be resized with seg_realloc. <text:span text:style-name="T164">Failure to resize the segment will generate </text:span><text:span text:style-name="T166">error 7.</text:span></text:p>
      <text:p text:style-name="P155"/>
      <text:p text:style-name="P155"/>
      <text:h text:style-name="P174" text:outline-level="1"><text:bookmark-start text:name="__RefHeading___Toc2054_3391041109"/>Privilege<text:bookmark-end text:name="__RefHeading___Toc2054_3391041109"/></text:h>
      <text:p text:style-name="P168">Sisa16 is relatively unique in how it implements privilege rings into the architecture- No <text:span text:style-name="T168">Memory Mapping Unit</text:span> is used. <text:span text:style-name="T172">It uses Memory segmentation to prevent user-mode code from interfering with other user code. </text:span>Instructions executing in user mode simply cannot address any memory <text:span text:style-name="T172">they cannot access</text:span>. While this means that each mode can only use 16 megabytes of memory, it makes the emulator extremely fast, and it makes using the privilege scheme extremely easy.</text:p>
      <text:p text:style-name="P169">When sisa16 boots, it starts in privileged mode. <text:span text:style-name="T167">To enter user mode, you must either call priv_drop, or emulate. Memory is cleared to zero before booting, so priv_drop </text:span><text:span text:style-name="T175">ordinarily </text:span><text:span text:style-name="T167">won’t do anything. The </text:span><text:span text:style-name="T175">user code</text:span><text:span text:style-name="T167"> will simply reach a halt instruction, opcode 0. </text:span><text:span text:style-name="T175">You have two options: Use the “emulate” instruction to write a program into user memory and begin execution at location 0, or use `user_farista` to copy an entire program, byte-by-byte, into the target.</text:span><text:span text:style-name="T167"><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70">“But how does emulate return?”<text:line-break/>Emulate returns when any one of the following occurs:</text:p>
      <text:list xml:id="list408075167" text:style-name="L1">
        <text:list-item>
          <text:p text:style-name="P178">A <text:span text:style-name="T174">privileged-only instruction is executed</text:span>. (15<text:span text:style-name="T174">)</text:span></text:p>
        </text:list-item>
        <text:list-item>
          <text:p text:style-name="P180">A driver instruction is executed (16,17,18)</text:p>
        </text:list-item>
        <text:list-item>
          <text:p text:style-name="P181">A syscall is made (19)</text:p>
        </text:list-item>
        <text:list-item>
          <text:p text:style-name="P178">A preemptive context switch occurs. (255)</text:p>
        </text:list-item>
        <text:list-item>
          <text:p text:style-name="P179">A ‘halt’ instruction is reached. (0)</text:p>
        </text:list-item>
        <text:list-item>
          <text:p text:style-name="P182"><text:span text:style-name="T11">An illegal opcode is executed </text:span><text:span text:style-name="T65">(0)</text:span></text:p>
        </text:list-item>
        <text:list-item>
          <text:p text:style-name="P182"><text:span text:style-name="T11">An error code is emitted. </text:span><text:span text:style-name="T65">(Any other value </text:span><text:span text:style-name="T68">of register A.</text:span><text:span text:style-name="T65">)</text:span></text:p>
        </text:list-item>
      </text:list>
      <text:p text:style-name="P171">Whenever any one of these occurs, the state of the user mode is saved (registers and all) so that you can return to it later with priv_drop.</text:p>
      <text:p text:style-name="P171">To write a very simple single-process kernel, you can write a loop that looks roughly like this:</text:p>
      <text:p text:style-name="P151">emulate();</text:p>
      <text:p text:style-name="P154">while(1){</text:p>
      <text:p text:style-name="P154"><text:tab/>if(a == 0xff){<text:span text:style-name="T172">task_ric();</text:span>priv_drop(); continue;}</text:p>
      <text:p text:style-name="P154"><text:tab/>else {puts(“Error”);break;}</text:p>
      <text:p text:style-name="P154">}</text:p>
      <text:p text:style-name="P157">(C to assembly translation not provided, but you can see a similar and more fleshed out example in the included standard library, emulation.hasm)</text:p>
      <text:p text:style-name="P163">Preemption</text:p>
      <text:p text:style-name="P158">Sisa16 implements pre-emption not based on time, but rather based on the number of instructions executed. Every time an instruction is executed, an instruction counter is incremented (by some amount, varying based on the “cost” of that instruction<text:span text:style-name="T173">).</text:span></text:p>
      <text:p text:style-name="P159">When this instruction counter surpasses a certain value, control will return to privileged code- meaning that either emulate or priv_drop will return. If preemption was the reason for returning, the A register will be 255.</text:p>
      <text:p text:style-name="P164">Syscall</text:p>
      <text:p text:style-name="P164"><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65">The “Driver”</text:p>
      <text:p text:style-name="P161">The driver functions- getchar, putchar, and interrupt- are privileged. Whenever they <text:span text:style-name="T175">are called in user mode, control immediately returns to privileged code. </text:span><text:span text:style-name="T176">Privileged code can respond to them just like syscalls.</text:span></text:p>
      <text:p text:style-name="P167">The Segment</text:p>
      <text:p text:style-name="P162">The segment, the majority of memory available to sisa16, is restricted access by a “mask” and “offset.</text:p>
      <text:p text:style-name="P162">This mask and offset can be configured in privileged mode for the active task.</text:p>
      <text:p text:style-name="P166">An example Kernel.</text:p>
      <text:p text:style-name="P160">An example kernel is written in emulation.hasm. It is called “Krenel” (spelled exactly like that). It features a simple round robin scheduler, with several basic system calls implemented for process management <text:span text:style-name="T181">and Disk I/O. It can easily be extended to add new system calls for any driver you may implement.</text:span></text:p>
      <text:h text:style-name="P174" text:outline-level="1"><text:bookmark-start text:name="__RefHeading___Toc2254_510028098"/>Krenel<text:bookmark-end text:name="__RefHeading___Toc2254_510028098"/></text:h>
      <text:p text:style-name="P172">Krenel is the extremely simple kernel I have written for Sisa16. Here are its features <text:span text:style-name="T178">at the time of writing:</text:span></text:p>
      <text:list xml:id="list3711424771" text:style-name="L2">
        <text:list-item>
          <text:p text:style-name="P183">Round robin scheduler supporting all 8 of Sisa16’s hardware tasks.</text:p>
        </text:list-item>
        <text:list-item>
          <text:p text:style-name="P185">Hard Realtime- the worst case execution time is very easy to compute and relatively small.</text:p>
        </text:list-item>
        <text:list-item>
          <text:p text:style-name="P185">Fixed memory usage</text:p>
        </text:list-item>
        <text:list-item>
          <text:p text:style-name="P183">Pass-through for getchar and putchar</text:p>
        </text:list-item>
        <text:list-item>
          <text:p text:style-name="P183">Interrupts ten and 13 passed through as well, along with matching syscalls.</text:p>
        </text:list-item>
        <text:list-item>
          <text:p text:style-name="P185">After it shuts down, it notifies the user by printing out a message </text:p>
        </text:list-item>
        <text:list-item>
          <text:p text:style-name="P185">Cleans up after dead tasks.</text:p>
        </text:list-item>
        <text:list-item>
          <text:p text:style-name="P183">Shutdown syscall (A=0xDEAD) &lt;no arguments&gt;</text:p>
        </text:list-item>
        <text:list-item>
          <text:p text:style-name="P183">Kill PID (A=0xDE00) B=pid to kill</text:p>
        </text:list-item>
        <text:list-item>
          <text:p text:style-name="P183">Disk Write (A=0xDE01) B=user page to write, RX0 = destination on disk, nonaligned. Return value is 1 if it succeeded.</text:p>
        </text:list-item>
        <text:list-item>
          <text:p text:style-name="P183">Sleep (A=0xDE02) &lt;no arguments&gt;</text:p>
        </text:list-item>
        <text:list-item>
          <text:p text:style-name="P184">Disk Read (0xDE03) B=user page to <text:span text:style-name="T177">read into</text:span> RX0 = <text:span text:style-name="T177">source</text:span> on disk, nonaligned. Return value is 1 if it succeeded.</text:p>
        </text:list-item>
        <text:list-item>
          <text:p text:style-name="P183">Exec (0xDE04) <text:span text:style-name="T177">B=user region to create new process from. It will be made into region 1 (default) of the new process, and a bootloader for it will automatically be writetn.</text:span></text:p>
        </text:list-item>
        <text:list-item>
          <text:p text:style-name="P183">IPC_write (0xDE05) <text:span text:style-name="T177">RX0 =Address in target, B= the value (1 byte) you want to write, C = the PID of the process you want to write it in.</text:span></text:p>
        </text:list-item>
        <text:list-item>
          <text:p text:style-name="P183">Fork (0xDE06) &lt;<text:span text:style-name="T177">no arguments&gt; returns 1 if it succeeded.</text:span></text:p>
        </text:list-item>
        <text:list-item>
          <text:p text:style-name="P183">GetPID (0xDE07) &lt;<text:span text:style-name="T177">no arguments&gt; returns the PID of the current process. Valid PIDs are 0-8 with the default configuration of KRENEL.</text:span></text:p>
        </text:list-item>
        <text:list-item>
          <text:p text:style-name="P186">OwnSegment (0xDE08) &lt;no arguments&gt; The current PID will be given ownership of the segment if it is not locked. It will be locked if this can be granted. The return value is 1 for success, 0 for failure.</text:p>
        </text:list-item>
        <text:list-item>
          <text:p text:style-name="P186">Release Segment (0xDE09) &lt;no arguments&gt; If the current PID owns the segment, the lock on the segment will be released.</text:p>
        </text:list-item>
      </text:list>
      <text:h text:style-name="P174" text:outline-level="1"><text:bookmark-start text:name="__RefHeading___Toc2055_3134269758"/>Challenges<text:bookmark-end text:name="__RefHeading___Toc2055_3134269758"/></text:h>
      <text:p text:style-name="P132"><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2"><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0"><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55">For full compatibility, M</text:span>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31"><text:span text:style-name="T11">* </text:span><text:span text:style-name="T45">Write a routine that can display floating point numbers </text:span><text:span text:style-name="T63">in decimal.</text:span></text:p>
      <text:p text:style-name="P112">* <text:span text:style-name="T169">Execute code in User mode.</text:span></text:p>
      <text:p text:style-name="P112">* <text:span text:style-name="T170">Add new functions to the standard library.</text:span></text:p>
      <text:p text:style-name="P112"/>
      <text:p text:style-name="P112">Hard:</text:p>
      <text:p text:style-name="P112">* Create a brainf<text:span text:style-name="T171">ri</text:span>ck interpreter which has at least 64k 8bit cells and 64k of program space. Bonus points if you can make it work with more.</text:p>
      <text:p text:style-name="P133"><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3">in</text:span><text:span text:style-name="T59"> sisa16 assembler.</text:span></text:p>
      <text:p text:style-name="P113">* Interpret arithmetic with order of operations. 5 * 3 + 2 * 7 should correctly parse as 15 * 14 which is 210.</text:p>
      <text:p text:style-name="P133"><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3"><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4"><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1</text:page-number><text:tab/><text:span text:style-name="MT1">SISA16 Manual</text:span></text:p>
      </style:header>
      <style:header-left>
        <text:p text:style-name="Header_20_left"><text:span text:style-name="MT2"><text:page-number text:select-page="current">2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8-02T21:11:05.808160557</dc:date>
    <meta:editing-duration>PT14H49M4S</meta:editing-duration>
    <meta:editing-cycles>191</meta:editing-cycles>
    <meta:generator>LibreOffice/7.0.4.2$Linux_X86_64 LibreOffice_project/00$Build-2</meta:generator>
    <meta:document-statistic meta:table-count="0" meta:image-count="1" meta:object-count="0" meta:page-count="31" meta:paragraph-count="522" meta:word-count="7474" meta:character-count="48333" meta:non-whitespace-character-count="41074"/>
  </office:meta>
</office:document-meta>
</file>